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8AB82C586E996381.png" manifest:media-type="image/png"/>
  <manifest:file-entry manifest:full-path="Pictures/1000000000000780000004385BEEA4243D536961.png" manifest:media-type="image/png"/>
  <manifest:file-entry manifest:full-path="Pictures/100000000000078000000438F0C5CFE6CFB5615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bf0a" officeooo:paragraph-rsid="000abf0a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965cm, 9.982cm, 6.011cm, 9.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727cm, 10.061cm, 5.935cm, 9.613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4.601cm, 9.507cm, 4.875cm, 9.89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avid Llinares 2DAW-N</text:p>
      <text:p text:style-name="P1"/>
      <text:p text:style-name="P1"><draw:frame draw:style-name="fr1" draw:name="Imagen3" text:anchor-type="paragraph" svg:x="-2.138cm" svg:y="0.071cm" svg:width="19.258cm" svg:height="4.634cm" draw:z-index="2"><draw:image xlink:href="Pictures/1000000000000780000004388AB82C586E996381.png" xlink:type="simple" xlink:show="embed" xlink:actuate="onLoad" draw:mime-type="image/png"/></draw:frame></text:p>
      <text:p text:style-name="P1"><draw:frame draw:style-name="fr2" draw:name="Imagen2" text:anchor-type="paragraph" svg:x="-2cm" svg:y="3.175cm" svg:width="20.999cm" svg:height="5.336cm" draw:z-index="1"><draw:image xlink:href="Pictures/1000000000000780000004385BEEA4243D536961.png" xlink:type="simple" xlink:show="embed" xlink:actuate="onLoad" draw:mime-type="image/png"/></draw:frame><draw:frame draw:style-name="fr3" draw:name="Imagen1" text:anchor-type="paragraph" svg:x="-3.138cm" svg:y="9.835cm" svg:width="20.999cm" svg:height="6.084cm" draw:z-index="0"><draw:image xlink:href="Pictures/100000000000078000000438F0C5CFE6CFB5615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1T23:10:14.896000000</meta:creation-date>
    <dc:date>2022-09-21T23:19:16.938000000</dc:date>
    <meta:editing-duration>PT9M2S</meta:editing-duration>
    <meta:editing-cycles>2</meta:editing-cycles>
    <meta:generator>LibreOffice/7.3.1.3$Windows_X86_64 LibreOffice_project/a69ca51ded25f3eefd52d7bf9a5fad8c90b87951</meta:generator>
    <meta:document-statistic meta:table-count="0" meta:image-count="3" meta:object-count="0" meta:page-count="1" meta:paragraph-count="1" meta:word-count="3" meta:character-count="21" meta:non-whitespace-character-count="19"/>
  </office:meta>
</office:document-meta>
</file>